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>
      <style:text-properties fo:font-size="12pt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6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7" office:value-type="string" calcext:value-type="string">
            <text:p>SALDO DEVEDOR</text:p>
          </table:table-cell>
          <table:table-cell table:style-name="ce63" office:value-type="string" calcext:value-type="string">
            <text:p>OBS.:</text:p>
          </table:table-cell>
          <table:table-cell table:style-name="ce70" table:number-columns-repeated="55"/>
        </table:table-row>
        <table:table-row table:style-name="ro2">
          <table:table-cell table:style-name="ce49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NF 13277 - mens. 07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08-14" calcext:value-type="date">
            <text:p>14/08/2025</text:p>
          </table:table-cell>
          <table:table-cell table:style-name="ce68" table:formula="of:=[.C2]-[.F2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NF 13291 - mens. 08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09-17" calcext:value-type="date">
            <text:p>17/09/2025</text:p>
          </table:table-cell>
          <table:table-cell table:style-name="ce68" table:formula="of:=[.C3]-[.F3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NF 13305 - mens. 09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0-14" calcext:value-type="date">
            <text:p>14/10/2025</text:p>
          </table:table-cell>
          <table:table-cell table:style-name="ce68" table:formula="of:=[.C4]-[.F4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NF 13319 - mens. 10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1-14" calcext:value-type="date">
            <text:p>14/11/2025</text:p>
          </table:table-cell>
          <table:table-cell table:style-name="ce68" table:formula="of:=[.C5]-[.F5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NF 13333 - mens. 11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2-15" calcext:value-type="date">
            <text:p>15/12/2025</text:p>
          </table:table-cell>
          <table:table-cell table:style-name="ce68" table:formula="of:=[.C6]-[.F6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NF 13347 - mens. 12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6-01-14" calcext:value-type="date">
            <text:p>14/01/2026</text:p>
          </table:table-cell>
          <table:table-cell table:style-name="ce68" table:formula="of:=[.C7]-[.F7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6-01-31" calcext:value-type="date">
            <text:p>31/01/2026</text:p>
          </table:table-cell>
          <table:table-cell table:style-name="ce56" office:value-type="string" calcext:value-type="string">
            <text:p>NF 13361 - mens. 01/2026</text:p>
          </table:table-cell>
          <table:table-cell table:style-name="ce59" office:value-type="float" office:value="1200" calcext:value-type="float">
            <text:p>1.20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200" calcext:value-type="float">
            <text:p>1.200,00</text:p>
          </table:table-cell>
          <table:table-cell table:style-name="ce49" office:value-type="date" office:date-value="2026-02-25" calcext:value-type="date">
            <text:p>25/02/2026</text:p>
          </table:table-cell>
          <table:table-cell table:style-name="ce68" table:formula="of:=[.C8]-[.F8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6-02-28" calcext:value-type="date">
            <text:p>28/02/2026</text:p>
          </table:table-cell>
          <table:table-cell table:style-name="ce56" office:value-type="string" calcext:value-type="string">
            <text:p>NF 13375 - mens. 02/2026</text:p>
          </table:table-cell>
          <table:table-cell table:style-name="ce59" office:value-type="float" office:value="1200" calcext:value-type="float">
            <text:p>1.200,00</text:p>
          </table:table-cell>
          <table:table-cell table:style-name="ce62"/>
          <table:table-cell table:style-name="ce64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9"/>
          <table:table-cell table:style-name="ce68" table:formula="of:=[.C9]-[.F9]" office:value-type="float" office:value="1200" calcext:value-type="float">
            <text:p>1.200,00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50" table:number-columns-repeated="6"/>
          <table:table-cell table:style-name="ce66" office:value-type="string" calcext:value-type="string">
            <text:p>TOTAL</text:p>
          </table:table-cell>
          <table:table-cell table:style-name="ce58" table:formula="of:=SUM([.H2:.H9])" office:value-type="float" office:value="1200" calcext:value-type="float">
            <text:p>1.200,00</text:p>
          </table:table-cell>
          <table:table-cell table:style-name="ce63"/>
          <table:table-cell table:style-name="ce70" table:number-columns-repeated="55"/>
        </table:table-row>
        <table:table-row table:style-name="ro3">
          <table:table-cell table:style-name="ce51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2"/>
          <table:table-cell table:style-name="ce60"/>
          <table:table-cell table:style-name="ce65"/>
          <table:table-cell table:style-name="ce70" table:number-columns-repeated="55"/>
        </table:table-row>
        <table:table-row table:style-name="ro4" table:number-rows-repeated="2">
          <table:table-cell table:style-name="ce52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5">
          <table:table-cell table:style-name="ce53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5">
          <table:table-cell table:style-name="ce54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>
          <table:table-cell table:style-name="ce54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 table:number-rows-repeated="31967">
          <table:table-cell table:style-name="ce51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35:27.111586200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35:27.11783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1:56</meta:creation-date>
    <dc:date>2026-03-03T08:35:58.400859900</dc:date>
    <meta:print-date>2019-11-08T11:10:54.224000451</meta:print-date>
    <dc:language>pt-PT</dc:language>
    <meta:editing-cycles>659</meta:editing-cycles>
    <meta:editing-duration>P1DT5H59M6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